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1.62mm" svg:height="83.4mm" svg:x="75.72mm" svg:y="15.67mm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_applicatio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14:19.243388803</meta:creation-date>
    <dc:date>2017-10-25T11:27:52.984786886</dc:date>
    <meta:editing-duration>PT13M34S</meta:editing-duration>
    <meta:editing-cycles>1</meta:editing-cycles>
    <meta:document-statistic meta:table-count="1" meta:cell-count="14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3cm" svg:height="8.341cm" xlink:href=".." xlink:type="simple" chart:class="chart:bar" chart:style-name="ch1">
        <chart:legend chart:legend-position="end" svg:x="12.921cm" svg:y="3.871cm" style:legend-expansion="high" chart:style-name="ch2"/>
        <chart:plot-area chart:style-name="ch3" table:cell-range-address="Sheet1.A1:Sheet1.B7" chart:data-source-has-labels="both" svg:x="0.323cm" svg:y="0.166cm" svg:width="12.275cm" svg:height="8.009cm">
          <chartooo:coordinate-region svg:x="1.685cm" svg:y="0.365cm" svg:width="10.913cm" svg:height="7.16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applic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Sheet1.A2:Sheet1.A7</svg:desc>
                </draw:g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